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CURAZIONE MOTO STORICA</text:p>
      <text:p text:style-name="Standard"/>
      <text:p text:style-name="Standard">GROUPAMA S..</text:p>
      <text:p text:style-name="Standard"/>
      <text:p text:style-name="Standard">VIA F. LO JACONO, 97</text:p>
      <text:p text:style-name="Standard"/>
      <text:p text:style-name="Standard">PALERMO</text:p>
      <text:p text:style-name="Standard"/>
      <text:p text:style-name="Standard"/>
      <text:p text:style-name="P1"/>
      <text:p text:style-name="Standard"/>
      <text:p text:style-name="Standard"/>
      <text:p text:style-name="Standard">AGENZIA PROVINCIALE ACI</text:p>
      <text:p text:style-name="Standard"/>
      <text:p text:style-name="Standard">UAPAN</text:p>
      <text:p text:style-name="Standard"/>
      <text:p text:style-name="Standard">VIA SAMMARTINO</text:p>
      <text:p text:style-name="Standard"/>
      <text:p text:style-name="Standard">(AGENZIA IN IVIA SAMMARTINO SALENDO A SINISTRA)</text:p>
      <text:p text:style-name="Standard"/>
      <text:p text:style-name="Standard">TITOLARE: <text:s text:c="4"/>SIG BETTO GIAMMARRESI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7T08:46:07</meta:creation-date>
    <dc:date>2012-02-17T08:49:12</dc:date>
    <meta:editing-duration>PT3M5S</meta:editing-duration>
    <meta:editing-cycles>2</meta:editing-cycles>
    <meta:generator>LibreOffice/3.3$Unix LibreOffice_project/330m19$Build-401</meta:generator>
    <meta:print-date>2012-02-17T08:47:07</meta:print-date>
    <meta:document-statistic meta:table-count="0" meta:image-count="0" meta:object-count="0" meta:page-count="1" meta:paragraph-count="9" meta:word-count="28" meta:character-count="189"/>
  </office:meta>
</office:document-meta>
</file>